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ourier New'" style:font-family-asian="'Courier New'" style:font-family-complex="'Courier New'" fo:background-color="transparent" style:use-window-font-color="true"/>
    </style:style>
    <style:style style:name="T2" style:family="text">
      <style:text-properties fo:font-size="12.00pt" fo:font-weight="normal" fo:font-family="'Courier New'" style:font-family-asian="'Courier New'" style:font-family-complex="'Courier New'" fo:background-color="transparent" style:use-window-font-color="true"/>
    </style:style>
    <style:style style:name="T3" style:family="text">
      <style:text-properties fo:font-size="14.00pt" fo:font-weight="bold" fo:font-family="'Courier New'" style:font-family-asian="'Courier New'" style:font-family-complex="'Courier New'" fo:background-color="transparent" style:use-window-font-color="true"/>
    </style:style>
    <style:style style:name="T4" style:family="text">
      <style:text-properties fo:font-size="12.00pt" fo:font-weight="normal" fo:font-family="'Courier New'" style:font-family-asian="'Courier New'" style:font-family-complex="'Courier New'" fo:background-color="transparent" style:use-window-font-color="true"/>
    </style:style>
    <style:style style:name="T5" style:family="text">
      <style:text-properties fo:font-size="14.00pt" fo:font-weight="bold" fo:font-family="'Courier New'" style:font-family-asian="'Courier New'" style:font-family-complex="'Courier New'" fo:background-color="transparent" style:use-window-font-color="true"/>
    </style:style>
    <style:style style:name="T6" style:family="text">
      <style:text-properties fo:font-size="12.00pt" fo:font-weight="normal" fo:font-family="'Courier New'" style:font-family-asian="'Courier New'" style:font-family-complex="'Courier New'" fo:background-color="transparent" style:use-window-font-color="true"/>
    </style:style>
    <style:style style:name="T7" style:family="text">
      <style:text-properties fo:font-size="14.00pt" fo:font-weight="bold" fo:font-family="'Courier New'" style:font-family-asian="'Courier New'" style:font-family-complex="'Courier New'" fo:background-color="transparent" style:use-window-font-color="true"/>
    </style:style>
    <style:style style:name="T8" style:family="text">
      <style:text-properties fo:font-size="12.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office:automatic-styles>
  <office:body>
    <office:text>
      <text:p text:style-name="P1"><text:span text:style-name="T1">Creation of fitness programs</text:span></text:p>
      <text:p text:style-name="P2"><text:span text:style-name="T2"/></text:p>
      <text:p text:style-name="P3"><text:span text:style-name="T3">Design stage</text:span></text:p>
      <text:p text:style-name="P4"><text:span text:style-name="T4"><text:s text:c="18"/></text:span></text:p>
      <text:p text:style-name="P4"><text:span text:style-name="T5"><text:s text:c="19"/>Requirements:</text:span></text:p>
      <text:p text:style-name="P4"><text:span text:style-name="T6"/></text:p>
      <text:p text:style-name="P4"><text:span text:style-name="T6">1. Text files should be used to store information. Databases cannot be used.</text:span></text:p>
      <text:p text:style-name="P4"><text:span text:style-name="T6">2. There should be support for three types of roles: manager, employee on salary, freelancer (freelancer). At the same time, there is no authorization, that is, when entering the application, the definition of the role of the employee consists in an honest choice. What he calls himself is what he is. We trust his choice.</text:span></text:p>
      <text:p text:style-name="P4"><text:span text:style-name="T6">3. The interface must be built on the basis of a console program</text:span></text:p>
      <text:p text:style-name="P4"><text:span text:style-name="T6">4. The code must be covered by unit tests. The recommended percentage of code coverage is at least 50%. That is, if you have 10 methods in your code - there should be at least 5 tests for those methods. If you are completely unfamiliar with the topic of unit testing, you can ignore this requirement</text:span></text:p>
      <text:p text:style-name="P4"><text:span text:style-name="T6">5. It is recommended to use the GIT version control system and record intermediate results as the program is developed. Comments to commits should be meaningful.</text:span></text:p>
      <text:p text:style-name="P4"><text:span text:style-name="T6">6. Data entry must be checked for correctness, i.e. clearly, what in the real world data cannot be found stored in the system. In this case, a warning should be issued.</text:span></text:p>
      <text:p text:style-name="P4"><text:span text:style-name="T6"/></text:p>
      <text:p text:style-name="P4"><text:span text:style-name="T7">Technical recommendations</text:span></text:p>
      <text:p text:style-name="P4"><text:span text:style-name="T8"/></text:p>
      <text:p text:style-name="P4"><text:span text:style-name="T8">To store data, we use csv files (this is a simple text file) with a comic.</text:span></text:p>
      <text:p text:style-name="P4"><text:span text:style-name="T8"/></text:p>
      <text:p text:style-name="P4"><text:span text:style-name="T8">An example of information from a file with a list of hours worked by employees:</text:span></text:p>
      <text:p text:style-name="P4"><text:span text:style-name="T8">10.10.2020, Kravchenko, 8, worked all day on the task of such and such</text:span></text:p>
      <text:p text:style-name="P4"><text:span text:style-name="T8">10.10.2020, Skrypnyk, 9, feature #1</text:span></text:p>
      <text:p text:style-name="P4"><text:span text:style-name="T8">10/11/2020, Avramenko, 8, fixed bugs in the report module</text:span></text:p>
      <text:p text:style-name="P4"><text:span text:style-name="T8"/></text:p>
      <text:p text:style-name="P4"><text:span text:style-name="T8">The list of employees will look like this:</text:span></text:p>
      <text:p text:style-name="P4"><text:span text:style-name="T8">Kravchenko, manager</text:span></text:p>
      <text:p text:style-name="P4"><text:span text:style-name="T8">Skrypnyk, employee</text:span></text:p>
      <text:p text:style-name="P4"><text:span text:style-name="T8">Avramenko, freelancer</text:span></text:p>
      <text:p text:style-name="P4"><text:span text:style-name="T8"/></text:p>
      <text:p text:style-name="P4"><text:span text:style-name="T8">Storage of information by roles should be divided into files. In the end there will be 4 files in total</text:span></text:p>
      <text:p text:style-name="P4"><text:span text:style-name="T8">List of employees</text:span></text:p>
      <text:p text:style-name="P4"><text:span text:style-name="T8">List of hours worked by managers</text:span></text:p>
      <text:p text:style-name="P4"><text:span text:style-name="T8">List of hours worked by employees on the payroll</text:span></text:p>
      <text:p text:style-name="P4"><text:span text:style-name="T8">List of hours worked by freelancers</text:span></text:p>
      <text:p text:style-name="P4"><text:span text:style-name="T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